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fo:color="#ce181e"/>
    </style:style>
    <style:style style:name="T3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2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row table:style-name="ro1">
          <table:table-cell office:value-type="string" calcext:value-type="string">
            <text:p><text:span text:style-name="T1">idx</text:span><text:span text:style-name="T2"> pin</text:span>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1<text:span text:style-name="T3">0</text:span></text:p>
          </table:table-cell>
          <table:table-cell office:value-type="string" calcext:value-type="string">
            <text:p>0<text:span text:style-name="T3">7</text:span>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2<text:span text:style-name="T3">8</text:span></text:p>
          </table:table-cell>
          <table:table-cell office:value-type="string" calcext:value-type="string">
            <text:p>Tail</text:p>
          </table:table-cell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7:03:33.761915896</meta:creation-date>
    <dc:date>2019-12-25T17:21:17.989705634</dc:date>
    <meta:editing-duration>PT7M33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